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c56" officeooo:paragraph-rsid="000e2c56"/>
    </style:style>
    <style:style style:name="P2" style:family="paragraph" style:parent-style-name="Standard">
      <style:text-properties officeooo:rsid="000efa81" officeooo:paragraph-rsid="000efa81"/>
    </style:style>
    <style:style style:name="P3" style:family="paragraph" style:parent-style-name="Standard">
      <style:text-properties officeooo:rsid="00100f10" officeooo:paragraph-rsid="00100f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DECLARE<text:line-break/>EMP_NO_E VARCHAR(4):='7654';<text:line-break/>APELLIDO_E VARCHAR(30);<text:line-break/>OFICIO_E VARCHAR(40);<text:line-break/>DIR_E VARCHAR(4);<text:line-break/>FECHA_ALT_E DATE;<text:line-break/>SALARIO_E FLOAT;<text:line-break/>COMISION_E FLOAT;<text:line-break/>DEPT_NO_E VARCHAR(2);<text:line-break/>BEGIN<text:line-break/>SELECT APELLIDO, OFICIO, DIR, FECHA_ALT, SALARIO, COMISION, DEPT_NO INTO<text:line-break/> <text:s text:c="3"/>APELLIDO_E, OFICIO_E, DIR_E, FECHA_ALT_E, SALARIO_E, COMISION_E, DEPT_NO_E FROM EMPLE WHERE EMP_NO = EMP_NO_E;<text:line-break/>DBMS_OUTPUT.PUT_LINE(APELLIDO_E||' '||OFICIO_E||' '||DIR_E||' '||FECHA_ALT_E||' '||SALARIO_E||' '||COMISION_E||' '||DEPT_NO_E);<text:line-break/>END;</text:p>
      <text:p text:style-name="P1"/>
      <text:p text:style-name="P1">2)</text:p>
      <text:p text:style-name="P1">CREATE OR REPLACE PROCEDURE EJ2 (EMP_NO VARCHAR)<text:line-break/>AS <text:line-break/>NUM VARCHAR(4):=EMP_NO;<text:line-break/><text:line-break/>APELLIDO_E VARCHAR(30);<text:line-break/>OFICIO_E VARCHAR(40);<text:line-break/>DIR_E VARCHAR(4);<text:line-break/>FECHA_ALT_E DATE;<text:line-break/>SALARIO_E FLOAT;<text:line-break/>COMISION_E FLOAT;<text:line-break/>DEPT_NO_E VARCHAR(2);<text:line-break/>BEGIN<text:line-break/>SELECT APELLIDO, OFICIO, DIR, FECHA_ALT, SALARIO, COMISION, DEPT_NO INTO<text:line-break/> <text:s text:c="3"/>APELLIDO_E, OFICIO_E, DIR_E, FECHA_ALT_E, SALARIO_E, COMISION_E, DEPT_NO_E FROM EMPLE WHERE EMP_NO = NUM;<text:line-break/>DBMS_OUTPUT.PUT_LINE(APELLIDO_E||' '||OFICIO_E||' '||DIR_E||' '||FECHA_ALT_E||' '||SALARIO_E||' '||COMISION_E||' '||DEPT_NO_E);<text:line-break/>END EJ2;</text:p>
      <text:p text:style-name="P1"/>
      <text:p text:style-name="P1">3)</text:p>
      <text:p text:style-name="P1">create or replace function EJ3(NUM_DEP VARCHAR)<text:line-break/>RETURN NUMBER<text:line-break/>-- AS = DECLARE<text:line-break/>AS<text:line-break/>CANT NUMBER;<text:line-break/><text:line-break/>BEGIN<text:line-break/>SELECT COUNT(*) INTO CANT FROM EMPLE WHERE DEPT_NO = NUM_DEP GROUP BY DEPT_NO;<text:line-break/>RETURN CANT;<text:line-break/>END EJ3;</text:p>
      <text:p text:style-name="P1"/>
      <text:p text:style-name="P1"/>
      <text:p text:style-name="P1"/>
      <text:p text:style-name="P2"><text:soft-page-break/>4)</text:p>
      <text:p text:style-name="P2">CREATE OR REPLACE PROCEDURE EJ4(NOM VARCHAR)<text:line-break/>AS<text:line-break/>SALARIO NUMBER;<text:line-break/>CANT NUMBER;<text:line-break/>DEP VARCHAR(4);<text:line-break/>BEGIN<text:line-break/>SELECT DEPT_NO INTO DEP FROM DEPART WHERE NOM = DNOMBRE;<text:line-break/>CANT := EJ3(DEP);<text:line-break/>UPDATE EMPLE SET SALARIO = SALARIO * 1.1 WHERE DEP = DEPT_NO;<text:line-break/>END;</text:p>
      <text:p text:style-name="P2"/>
      <text:p text:style-name="P3">5)</text:p>
      <text:p text:style-name="P3">CREATE OR REPLACE PROCEDURE EJ5(NUM VARCHAR)<text:line-break/>AS<text:line-break/>NSALARIO NUMBER;<text:line-break/>VSALARIO NUMBER;<text:line-break/>BEGIN<text:line-break/>SELECT SALARIO INTO VSALARIO FROM EMPLE WHERE EMP_NO = NUM;<text:line-break/>DBMS_OUTPUT.PUT_LINE('EL SALARIO ORIGINAL ES '||VSALARIO);<text:line-break/>IF VSALARIO &lt; 1500 THEN<text:line-break/><text:tab/>NSALARIO := VSALARIO * 1.15;<text:line-break/>ELSIF VSALARIO &lt;= 2500 THEN<text:line-break/><text:tab/>NSALARIO := VSALARIO * 1.1;<text:line-break/>ELSE <text:line-break/><text:tab/>NSALARIO := VSALARIO * 1.05;<text:line-break/>END IF;<text:line-break/><text:line-break/>UPDATE EMPLE SET SALARIO = NSALARIO WHERE EMP_NO = NUM;<text:line-break/>DBMS_OUTPUT.PUT_LINE('EL NUEVO SALARIO ES: '||NSALARIO);<text:line-break/>END;</text:p>
      <text:p text:style-name="P3"/>
      <text:p text:style-name="P3">6)</text:p>
      <text:p text:style-name="P3">CREATE OR REPLACE PROCEDURE EJ6(NOM VARCHAR)<text:line-break/>AS<text:line-break/>CURSOR CEJ6 IS SELECT EMP_NO, APELLIDO, OFICIO FROM EMPLE INNER JOIN DEPART ON EMPLE.DEPT_NO = DEPART.DEPT_NO WHERE NOM = DNOMBRE; <text:line-break/>REG CEJ6%ROWTYPE;<text:line-break/>BEGIN<text:line-break/>OPEN CEJ6;<text:line-break/>FETCH CEJ6 INTO REG;<text:line-break/>WHILE CEJ6%FOUND LOOP<text:line-break/><text:tab/>DBMS_OUTPUT.PUT_LINE(REG.EMP_NO||' '||REG.APELLIDO||' '||REG.OFICIO);<text:line-break/><text:tab/>FETCH CEJ6 INTO REG;<text:line-break/>END LOOP;<text:line-break/>CLOSE CEJ6;<text:line-break/>END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57:41.243000000</meta:creation-date>
    <dc:date>2024-04-22T09:30:41.480000000</dc:date>
    <meta:editing-duration>PT1H25M39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11" meta:word-count="304" meta:character-count="2354" meta:non-whitespace-character-count="2042"/>
  </office:meta>
</office:document-meta>
</file>